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66cc" draw:marker-start-width="0.276cm" draw:marker-end="Arrowheads_20_1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66cc" draw:marker-end="Arrowheads_20_1" draw:fill="solid"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376cm" draw:fill="none" draw:fill-color="#ff33ff" draw:textarea-vertical-align="middle" fo:padding-top="0.15cm" fo:padding-bottom="0.15cm" fo:padding-left="0.275cm" fo:padding-right="0.275cm" draw:shadow="hidden"/>
    </style:style>
    <style:style style:name="gr5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_32__20_Dots_20_1_20_Dash" svg:stroke-width="0.051cm" draw:marker-start-width="0.276cm" draw:marker-end="Arrowheads_20_1" draw:marker-end-width="0.376cm" draw:fill="none" draw:fill-color="#ff33ff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draw:stroke="dash" draw:stroke-dash="Ultrafine_20_Dashed" svg:stroke-width="0.102cm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Ultrafine_20_2_20_Dots_20_3_20_Dashes"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marker-start-width="0.079cm" draw:marker-end="Arrowheads_20_1" draw:marker-end-width="0.079cm" draw:fill="none" draw:fill-color="#ccffcc" draw:textarea-horizontal-align="justify" draw:textarea-vertical-align="middle" draw:auto-grow-height="false" fo:padding-top="0.156cm" fo:padding-bottom="0.156cm" fo:padding-left="0.281cm" fo:padding-right="0.2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787cm" svg:height="2.787cm" svg:x="10.525cm" svg:y="2.277cm">
          <text:p text:style-name="P1"><text:span text:style-name="T1">Power-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787cm" svg:height="2.786cm" svg:x="3.166cm" svg:y="7.023cm">
          <text:p text:style-name="P1"><text:span text:style-name="T1">Shutdow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787cm" svg:height="2.786cm" svg:x="10.532cm" svg:y="7.023cm">
          <text:p text:style-name="P1"><text:span text:style-name="T2">Stan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787cm" svg:height="2.787cm" svg:x="20.184cm" svg:y="7.015cm">
          <text:p text:style-name="P1"><text:span text:style-name="T1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787cm" svg:height="2.786cm" svg:x="15.512cm" svg:y="15.867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786cm" svg:height="2.787cm" svg:x="15.486cm" svg:y="11.033cm">
          <text:p text:style-name="P1"><text:span text:style-name="T1">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787cm" svg:height="2.787cm" svg:x="20.177cm" svg:y="2.27cm">
          <text:p text:style-name="P1"><text:span text:style-name="T1">Emerg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787cm" svg:height="2.786cm" svg:x="10.532cm" svg:y="7.015cm">
          <text:p text:style-name="P1"><text:span text:style-name="T1">Stand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2.556cm" svg:y1="2.678cm" svg:x2="20.585cm" svg:y2="2.678cm" draw:start-shape="id1" draw:start-glue-point="11" draw:end-shape="id1" draw:end-glue-point="5" svg:d="M22556 2678c0-1402-1971-1402-1971 0" svg:viewBox="0 0 1972 1052">
          <text:p/>
        </draw:connector>
        <draw:connector draw:style-name="gr3" draw:text-style-name="P1" draw:layer="layout" draw:type="curve" draw:line-skew="0.186cm" svg:x1="15.92cm" svg:y1="18.245cm" svg:x2="17.891cm" svg:y2="18.245cm" draw:start-shape="id2" draw:start-glue-point="7" draw:end-shape="id2" draw:end-glue-point="9" svg:d="M15920 18245c0 1681 1971 1681 1971 0" svg:viewBox="0 0 1972 1262">
          <text:p/>
        </draw:connector>
        <draw:connector draw:style-name="gr4" draw:text-style-name="P4" draw:layer="layout" draw:type="curve" svg:x1="11.918cm" svg:y1="5.064cm" svg:x2="11.925cm" svg:y2="7.015cm" draw:start-shape="id3" draw:start-glue-point="8" draw:end-shape="id4" draw:end-glue-point="4" svg:d="M11918 5064c0 1464 7 489 7 1951" svg:viewBox="0 0 8 1952">
          <text:p text:style-name="P1"><text:span text:style-name="T3"><text:s text:c="3"/></text:span><text:span text:style-name="T3">1</text:span></text:p>
        </draw:connector>
        <draw:connector draw:style-name="gr4" draw:text-style-name="P4" draw:layer="layout" draw:type="curve" draw:line-skew="0.004cm" svg:x1="20.177cm" svg:y1="3.663cm" svg:x2="13.312cm" svg:y2="3.67cm" draw:start-shape="id1" draw:start-glue-point="6" draw:end-shape="id3" draw:end-glue-point="10" svg:d="M20177 3663c-5143 0-1711 7-6865 7" svg:viewBox="0 0 6866 8">
          <text:p text:style-name="P1"><text:span text:style-name="T3">L</text:span></text:p>
          <text:p text:style-name="P1"><text:span text:style-name="T3"/></text:p>
        </draw:connector>
        <draw:connector draw:style-name="gr5" draw:text-style-name="P4" draw:layer="layout" draw:type="line" svg:x1="5.545cm" svg:y1="7.431cm" svg:x2="10.933cm" svg:y2="4.656cm" draw:start-shape="id5" draw:start-glue-point="11" draw:end-shape="id3" draw:end-glue-point="7" svg:d="M5545 7431l5388-2775" svg:viewBox="0 0 5389 2776">
          <text:p text:style-name="P1"><text:span text:style-name="T3">7 <text:s text:c="5"/></text:span></text:p>
        </draw:connector>
        <draw:connector draw:style-name="gr6" draw:text-style-name="P4" draw:layer="layout" draw:type="curve" svg:x1="10.532cm" svg:y1="8.408cm" svg:x2="5.953cm" svg:y2="8.416cm" draw:start-shape="id4" draw:start-glue-point="6" draw:end-shape="id5" svg:d="M10532 8408c-3435 0-1146 8-4579 8" svg:viewBox="0 0 4580 9">
          <text:p text:style-name="P1"><text:span text:style-name="T3">6</text:span></text:p>
          <text:p text:style-name="P1"><text:span text:style-name="T3"/></text:p>
        </draw:connector>
        <draw:connector draw:style-name="gr7" draw:text-style-name="P4" draw:layer="layout" draw:type="curve" svg:x1="11.925cm" svg:y1="9.801cm" svg:x2="15.512cm" svg:y2="17.26cm" draw:start-shape="id4" draw:start-glue-point="8" draw:end-shape="id2" draw:end-glue-point="6" svg:d="M11925 9801c0 4973 1195 7459 3587 7459" svg:viewBox="0 0 3588 7460">
          <text:p text:style-name="P1"><text:span text:style-name="T3">A <text:s text:c="11"/></text:span></text:p>
        </draw:connector>
        <draw:connector draw:style-name="gr6" draw:text-style-name="P4" draw:layer="layout" draw:type="curve" svg:x1="13.319cm" svg:y1="8.408cm" svg:x2="20.184cm" svg:y2="8.408cm" draw:start-shape="id4" draw:start-glue-point="10" draw:end-shape="id6" draw:end-glue-point="6" svg:d="M13319 8408h6865" svg:viewBox="0 0 6866 1">
          <text:p text:style-name="P1"><text:span text:style-name="T3">2</text:span></text:p>
          <text:p text:style-name="P1"><text:span text:style-name="T3"/></text:p>
        </draw:connector>
        <draw:connector draw:style-name="gr8" draw:text-style-name="P4" draw:layer="layout" draw:type="line" svg:x1="20.592cm" svg:y1="9.394cm" svg:x2="17.864cm" svg:y2="11.441cm" draw:start-shape="id6" draw:start-glue-point="7" draw:end-shape="id7" draw:end-glue-point="11" svg:d="M20592 9394l-2728 2047" svg:viewBox="0 0 2729 2048">
          <text:p text:style-name="P1"><text:span text:style-name="T3">4</text:span></text:p>
          <text:p text:style-name="P1"><text:span text:style-name="T3"/></text:p>
        </draw:connector>
        <draw:connector draw:style-name="gr7" draw:text-style-name="P4" draw:layer="layout" draw:type="line" svg:x1="21.577cm" svg:y1="9.802cm" svg:x2="17.891cm" svg:y2="16.275cm" draw:start-shape="id6" draw:start-glue-point="8" draw:end-shape="id2" draw:end-glue-point="11" svg:d="M21577 9802l-3686 6473" svg:viewBox="0 0 3687 6474">
          <text:p text:style-name="P1"><text:span text:style-name="T3">B <text:s text:c="3"/></text:span></text:p>
        </draw:connector>
        <draw:connector draw:style-name="gr6" draw:text-style-name="P4" draw:layer="layout" draw:type="curve" svg:x1="20.592cm" svg:y1="9.394cm" svg:x2="12.911cm" svg:y2="9.393cm" draw:start-shape="id6" draw:start-glue-point="7" draw:end-shape="id4" draw:end-glue-point="9" svg:d="M20592 9394c-5761 0-1921-1-7681-1" svg:viewBox="0 0 7682 2">
          <text:p text:style-name="P1"><text:span text:style-name="T3">3</text:span></text:p>
          <text:p text:style-name="P1"><text:span text:style-name="T3"/></text:p>
        </draw:connector>
        <draw:connector draw:style-name="gr6" draw:text-style-name="P4" draw:layer="layout" draw:type="curve" svg:x1="21.577cm" svg:y1="7.015cm" svg:x2="21.57cm" svg:y2="5.057cm" draw:start-shape="id6" draw:start-glue-point="4" draw:end-shape="id1" draw:end-glue-point="8" svg:d="M21577 7015c0-1468-7-490-7-1958" svg:viewBox="0 0 8 1959">
          <text:p text:style-name="P1"><text:span text:style-name="T3">I <text:s/></text:span></text:p>
        </draw:connector>
        <draw:connector draw:style-name="gr7" draw:text-style-name="P4" draw:layer="layout" draw:type="line" svg:x1="16.879cm" svg:y1="13.82cm" svg:x2="16.905cm" svg:y2="15.867cm" draw:start-shape="id7" draw:start-glue-point="8" draw:end-shape="id2" draw:end-glue-point="4" svg:d="M16879 13820l26 2047" svg:viewBox="0 0 27 2048">
          <text:p text:style-name="P1"><text:span text:style-name="T3">C <text:s text:c="3"/></text:span></text:p>
        </draw:connector>
        <draw:connector draw:style-name="gr8" draw:text-style-name="P4" draw:layer="layout" draw:type="line" svg:x1="15.486cm" svg:y1="12.426cm" svg:x2="11.925cm" svg:y2="9.801cm" draw:start-shape="id7" draw:start-glue-point="6" draw:end-shape="id4" draw:end-glue-point="8" svg:d="M15486 12426l-3561-2625" svg:viewBox="0 0 3562 2626">
          <text:p text:style-name="P1"><text:span text:style-name="T3">5</text:span></text:p>
          <text:p text:style-name="P1"><text:span text:style-name="T3"/></text:p>
        </draw:connector>
        <draw:connector draw:style-name="gr6" draw:text-style-name="P4" draw:layer="layout" draw:type="curve" svg:x1="16.879cm" svg:y1="11.033cm" svg:x2="20.907cm" svg:y2="5.033cm" draw:start-shape="id7" draw:start-glue-point="4" svg:d="M16879 11033c0-4894 4028-1895 4028-6000" svg:viewBox="0 0 4029 6001">
          <text:p text:style-name="P1"><text:span text:style-name="T3"><text:s text:c="2"/></text:span><text:span text:style-name="T3">J <text:s/></text:span></text:p>
          <text:p text:style-name="P1"><text:span text:style-name="T3"/></text:p>
          <text:p text:style-name="P1"><text:span text:style-name="T3"/></text:p>
        </draw:connector>
        <draw:connector draw:style-name="gr5" draw:text-style-name="P4" draw:layer="layout" draw:line-skew="-7.372cm" svg:x1="15.92cm" svg:y1="18.245cm" svg:x2="10.525cm" svg:y2="3.67cm" draw:start-shape="id2" draw:start-glue-point="7" draw:end-shape="id3" draw:end-glue-point="6" svg:d="M15920 18245h-13294v-14575h7899" svg:viewBox="0 0 13295 14576">
          <text:p text:style-name="P1"><text:span text:style-name="T3">F <text:s text:c="77"/></text:span></text:p>
        </draw:connector>
        <draw:connector draw:style-name="gr8" draw:text-style-name="P4" draw:layer="layout" draw:line-skew="1.03cm" svg:x1="18.299cm" svg:y1="17.26cm" svg:x2="22.964cm" svg:y2="3.663cm" draw:start-shape="id2" draw:start-glue-point="10" draw:end-shape="id1" draw:end-glue-point="10" svg:d="M18299 17260h6221v-13597h-1556" svg:viewBox="0 0 6222 13598">
          <text:p text:style-name="P1"><text:span text:style-name="T3"><text:s text:c="39"/></text:span><text:span text:style-name="T3">G</text:span></text:p>
        </draw:connector>
        <draw:connector draw:style-name="gr8" draw:text-style-name="P4" draw:layer="layout" draw:type="line" svg:x1="13.319cm" svg:y1="8.408cm" svg:x2="20.585cm" svg:y2="4.649cm" draw:start-shape="id4" draw:start-glue-point="10" draw:end-shape="id1" draw:end-glue-point="7" svg:d="M13319 8408l7266-3759" svg:viewBox="0 0 7267 3760">
          <text:p text:style-name="P1"><text:span text:style-name="T3">H <text:s text:c="6"/></text:span></text:p>
        </draw:connector>
        <draw:connector draw:style-name="gr8" draw:text-style-name="P4" draw:layer="layout" draw:type="line" svg:x1="20.177cm" svg:y1="3.663cm" svg:x2="12.911cm" svg:y2="7.423cm" draw:start-shape="id1" draw:start-glue-point="6" draw:end-shape="id4" draw:end-glue-point="11" svg:d="M20177 3663l-7266 3760" svg:viewBox="0 0 7267 3761">
          <text:p text:style-name="P1"><text:span text:style-name="T3">K <text:s text:c="8"/></text:span></text:p>
        </draw:connector>
        <draw:custom-shape draw:style-name="gr9" draw:text-style-name="P1" draw:layer="layout" svg:width="23.749cm" svg:height="18.415cm" svg:x="1.762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5:07:06.669274569</meta:creation-date>
    <dc:date>2015-05-21T13:58:41.816319631</dc:date>
    <meta:editing-duration>PT27M7S</meta:editing-duration>
    <meta:editing-cycles>5</meta:editing-cycles>
    <meta:generator>LibreOffice/4.2.8.2$Linux_X86_64 LibreOffice_project/420m0$Build-2</meta:generator>
    <meta:document-statistic meta:object-count="28"/>
  </office:meta>
</office:document-meta>
</file>